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beration Sans" fo:font-size="11pt" officeooo:rsid="001b6f68" officeooo:paragraph-rsid="001b6f68" style:font-size-asian="11pt" style:font-size-complex="11pt"/>
    </style:style>
    <style:style style:name="P2" style:family="paragraph" style:parent-style-name="Standard">
      <style:text-properties style:font-name="Liberation Sans" fo:font-size="11pt" officeooo:rsid="001a15d8" officeooo:paragraph-rsid="001b6f68" style:font-size-asian="11pt" style:font-size-complex="11pt"/>
    </style:style>
    <style:style style:name="P3" style:family="paragraph" style:parent-style-name="Standard">
      <style:text-properties style:font-name="Liberation Sans" fo:font-size="11pt" officeooo:rsid="001a15d8" officeooo:paragraph-rsid="001c07e8" style:font-size-asian="11pt" style:font-size-complex="11pt"/>
    </style:style>
    <style:style style:name="P4" style:family="paragraph" style:parent-style-name="Standard">
      <style:text-properties style:font-name="Liberation Sans" fo:font-size="11pt" officeooo:rsid="001a15d8" officeooo:paragraph-rsid="001a15d8" style:font-size-asian="11pt" style:font-size-complex="11pt"/>
    </style:style>
    <style:style style:name="P5" style:family="paragraph" style:parent-style-name="Standard">
      <style:text-properties style:font-name="Liberation Sans" fo:font-size="11pt" officeooo:rsid="001a15d8" officeooo:paragraph-rsid="001d2c6e" style:font-size-asian="11pt" style:font-size-complex="11pt"/>
    </style:style>
    <style:style style:name="P6" style:family="paragraph" style:parent-style-name="Standard">
      <style:text-properties style:font-name="Liberation Sans" fo:font-size="11pt" officeooo:rsid="001a15d8" officeooo:paragraph-rsid="001e2c4e" style:font-size-asian="11pt" style:font-size-complex="11pt"/>
    </style:style>
    <style:style style:name="P7" style:family="paragraph" style:parent-style-name="Standard">
      <style:text-properties style:font-name="Liberation Sans" fo:font-size="11pt" officeooo:rsid="001c07e8" officeooo:paragraph-rsid="001c07e8" style:font-size-asian="11pt" style:font-size-complex="11pt"/>
    </style:style>
    <style:style style:name="P8" style:family="paragraph" style:parent-style-name="Standard">
      <style:text-properties style:font-name="Liberation Sans" fo:font-size="11pt" officeooo:rsid="001d2c6e" officeooo:paragraph-rsid="001d2c6e" style:font-size-asian="11pt" style:font-size-complex="11pt"/>
    </style:style>
    <style:style style:name="P9" style:family="paragraph" style:parent-style-name="Standard">
      <style:text-properties style:font-name="Liberation Sans" fo:font-size="11pt" officeooo:rsid="001d2c6e" officeooo:paragraph-rsid="001e2c4e" style:font-size-asian="11pt" style:font-size-complex="11pt"/>
    </style:style>
    <style:style style:name="P10" style:family="paragraph" style:parent-style-name="Standard">
      <style:text-properties style:font-name="Liberation Sans" fo:font-size="11pt" officeooo:rsid="001e2c4e" officeooo:paragraph-rsid="001e2c4e" style:font-size-asian="11pt" style:font-size-complex="11pt"/>
    </style:style>
    <style:style style:name="P11" style:family="paragraph" style:parent-style-name="Standard">
      <style:text-properties style:font-name="Liberation Sans" fo:font-size="11pt" officeooo:rsid="001f40fd" officeooo:paragraph-rsid="001f40fd" style:font-size-asian="11pt" style:font-size-complex="11pt"/>
    </style:style>
    <style:style style:name="T1" style:family="text">
      <style:text-properties officeooo:rsid="001b6f68"/>
    </style:style>
    <style:style style:name="T2" style:family="text">
      <style:text-properties officeooo:rsid="001c07e8"/>
    </style:style>
    <style:style style:name="T3" style:family="text">
      <style:text-properties officeooo:rsid="001d2c6e"/>
    </style:style>
    <style:style style:name="T4" style:family="text">
      <style:text-properties officeooo:rsid="001e2c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325 Coursework</text:p>
      <text:p text:style-name="P2">Implemented a predictive recursive descent parser for the Cool language. As per the specification there is error recovery <text:span text:style-name="T1">and detailed error reporting</text:span>.</text:p>
      <text:p text:style-name="P2"/>
      <text:p text:style-name="P1">Two ways of implementing the top down parser are a backtracking parser or predictive parser. I chose to implement the predictive parser. <text:span text:style-name="T3">Although the backtracking parser is easier to implement, it is less efficient. 'Backtracking increases the asymptotic cost of parsing; in practice, it is an expensive way to discover syntax errors.' pg97</text:span></text:p>
      <text:p text:style-name="P3">'The major source of inefficiency in the leftmost, top-down parser arises from</text:p>
      <text:p text:style-name="P3">its need to backtrack.' pg 103</text:p>
      <text:p text:style-name="P10">Moreover, it makes the error detection / recovery phase simpler. </text:p>
      <text:p text:style-name="P3"/>
      <text:p text:style-name="P4">Based on the grammar given in the language in the specification, it was necessary to transform the grammar. </text:p>
      <text:p text:style-name="P4">Tried to convert to a LL(1) grammar.</text:p>
      <text:p text:style-name="P4">The first steps were to remove the regex shortenings given in the grammar.</text:p>
      <text:p text:style-name="P5">Then I <text:span text:style-name="T3">eliminated</text:span> the left recursion. Removed the direct recursion following the algorithm <text:span text:style-name="T3">presented in lectures</text:span>. </text:p>
      <text:p text:style-name="P5"/>
      <text:p text:style-name="P5">Didn't use the algorithm for indirect recursion; instead I manually inspected the grammar to check the grammar and made sure that there wasn't any indirect left recursion by mentally following the different productions and seeing the ways it was possible for them to expand. </text:p>
      <text:p text:style-name="P8">Xxxxx</text:p>
      <text:p text:style-name="P5">eliminated direct left recursion. thought through the grammar and determined that there is no indirect left recursion (by dfs). </text:p>
      <text:p text:style-name="P5"/>
      <text:p text:style-name="P5"><text:span text:style-name="T3">Decided not to do the algorithm </text:span>since my grammar was already fairly large and e.g. eliminating epsilon rules greatly increases grammar size.</text:p>
      <text:p text:style-name="P4"/>
      <text:p text:style-name="P5"/>
      <text:p text:style-name="P3">Once it was in this form it was suitable for top down parsing, and it would be possible to write a backtracking parser for it. </text:p>
      <text:p text:style-name="P3"/>
      <text:p text:style-name="P4"><text:span text:style-name="T2">To make it suitable for predictive parsing it was necessary to convert the grammar to LL(1) form. To do so </text:span>I left factored the grammar. Left factoring is . Then I calculated the FIRST, FOLLOW and FIRST+ sets. <text:span text:style-name="T2">For the grammar to be LL(1), for each non-terminal's productions there must be no conflict in between their FIRST+ sets.</text:span></text:p>
      <text:p text:style-name="P4">I encountered an issue <text:span text:style-name="T2">with this</text:span>.</text:p>
      <text:p text:style-name="P4"/>
      <text:p text:style-name="P4"/>
      <text:p text:style-name="P6"/>
      <text:p text:style-name="P6">trouble adding precedence. at first i moved the expr expansions not mentioned in the precedence diagram to the lowest precedence level</text:p>
      <text:p text:style-name="P6">but this lead to a FIRST+ conflict, because at the highest precedence level I expanded to object_id, and had expansions starting w/ object_id</text:p>
      <text:p text:style-name="P6">at the lowest level. But moving to the lowest precedence level solved it.</text:p>
      <text:p text:style-name="P6"/>
      <text:p text:style-name="P6">do ll(k) instead of backtracking since it makes error reporting easier. if ,ethod fails then know parse has failed, and can pass error messages</text:p>
      <text:p text:style-name="P6"/>
      <text:p text:style-name="P6"/>
      <text:p text:style-name="P6">ambiguous about where to place the operators in expr that weren't listed on the precedence figure. I placed them all at the lowest level but then needed to move</text:p>
      <text:p text:style-name="P6">ID ( EXPR_LIST ) to the highest level.</text:p>
      <text:p text:style-name="P6"/>
      <text:p text:style-name="P6"/>
      <text:p text:style-name="P6">moving the other expressions to element introduced first+ conflicts, since now <text:soft-page-break/>FOLLOW(ELEMENT) in FOLLOW(EXPR). this propagates down the levels. so, for each</text:p>
      <text:p text:style-name="P6">operator for example there is a conflict. first+(epsilon) contains the operator.</text:p>
      <text:p text:style-name="P6"/>
      <text:p text:style-name="P6">'The &lt;expr&gt; of a let extends as far (encompasses as many tokens) as the grammar allows.</text:p>
      <text:p text:style-name="P6">This means there can be no ambiguity such as: LET_EXPR + id</text:p>
      <text:p text:style-name="P6">LET_EXPR will consume id.</text:p>
      <text:p text:style-name="P6">The conflicts that let_expr introduces in the first_plus sets of operators can thus be ignored because of this behaviour.</text:p>
      <text:p text:style-name="P6">Thus always give precedence to the more specific rule. e.g. + MULT_EXPR ADD_OP</text:p>
      <text:p text:style-name="P6">instead of eps ALWAYS even though + is in FIRST_PLUS set of eps.</text:p>
      <text:p text:style-name="P6"/>
      <text:p text:style-name="P6">Thus although the strict theoretical FIRST+ set would be, but the real FIRST+ set would be. I used the real FIRST+ set</text:p>
      <text:p text:style-name="P6">for the predictive parser, since otherwise it wouldn't work.</text:p>
      <text:p text:style-name="P6"/>
      <text:p text:style-name="P6"/>
      <text:p text:style-name="P4"/>
      <text:p text:style-name="P4"/>
      <text:p text:style-name="P4"/>
      <text:p text:style-name="P7">For the lexing, </text:p>
      <text:p text:style-name="P9">I also encountered some difficulties in the lexing phase, getting the shlex module to work with what I needed. <text:span text:style-name="T4">Using the default shlex settings didn't work because </text:span></text:p>
      <text:p text:style-name="P9"><text:span text:style-name="T4"><text:s/>it would split based on alnum words or symbols e.g. id(id2) would split correctly as id, (, id2, ). however, it would split token symbol &lt;= as &lt;, =. Couldn't figure out an easy solution so had to </text:span></text:p>
      <text:p text:style-name="P6">revert to shlex's whitespace split only, ie id(id2) would be passed as one string from shlex's gettoken and then do partial matches based on the token_patterns. the longest should win - maximal munch. then pass that partial to the parser and put the remainder back onto the shlex stack w/ pushtoken. had some issues w/ maximal munch. </text:p>
      <text:p text:style-name="P6"><text:span text:style-name="T4">I</text:span> used an ordereddict so that rules considered in some order. if i put the 'longest' rule first, it should alwatys get the longest munch and thus be correct. only had to worry about tokens because <text:s/>the others were disjoint. also, bvy default it's greedy so if the longest rule gets it then it will get the longest tokjen,.</text:p>
      <text:p text:style-name="P4"><text:tab/><text:tab/></text:p>
      <text:p text:style-name="P4"><text:tab/><text:tab/></text:p>
      <text:p text:style-name="P4"><text:tab/><text:tab/>the way shlex handles strings. doesn't recognise quotes when it's part of a word. e.g. won't discern word"string"word. usually strings are in between punctuation, but if it encounters </text:p>
      <text:p text:style-name="P4"><text:tab/><text:tab/></text:p>
      <text:p text:style-name="P4"><text:tab/><text:tab/>drawback - doesn't preserve whitespace in strings.but since only concerned with syntax in this assignment, considered a necessary</text:p>
      <text:p text:style-name="P4"/>
      <text:p text:style-name="P6">For error detection, wanted to give the information: token found, line number, column number and tokens expected. However,</text:p>
      <text:p text:style-name="P6">it was an issue finding column number using shlex. So I changed shlex behaviour to only split on newlines, and each token</text:p>
      <text:p text:style-name="P6">my match_pattern would find the longest, highest precedence token that was a starting substring of the token. I added</text:p>
      <text:p text:style-name="P6">whitespace tokens for recognizing spaces and tabs. Thus for each token 'matched', I could keep track of the current column index</text:p>
      <text:p text:style-name="P6">by summing the lengths of the found tokens. To recognize when the shlex get_token returned a new line rather than</text:p>
      <text:p text:style-name="P6">the rest of the current line string apart from the matched substring, I keep track of shlex.lineno and have my own line_no variable.</text:p>
      <text:p text:style-name="P6">If shlex.lineno - 1 != line_no that means the previous call has gone to the next line and I should reset the column index.</text:p>
      <text:p text:style-name="P6"/>
      <text:p text:style-name="P6">A caveat is that the column index I output in the error message is by character, so it would count a tab char would only</text:p>
      <text:p text:style-name="P6"><text:soft-page-break/>advance the counter by 1.</text:p>
      <text:p text:style-name="P6"/>
      <text:p text:style-name="P6">For error recovery, concerning lexical errors, could keep throwing away chars unrecognizable lexemes until a token is recognized, and report this to coolparser.py, which will append</text:p>
      <text:p text:style-name="P6">this to errors. This method doesn't try to guess what the invalid token was supposed to be. It could do that and try substitute for it, perhaps based</text:p>
      <text:p text:style-name="P6">on some string similarity algorithms. This could be a possible improvement to the solution.</text:p>
      <text:p text:style-name="P4"/>
      <text:p text:style-name="P4"/>
      <text:p text:style-name="P4">testing</text:p>
      <text:p text:style-name="P4"><text:s text:c="4"/>individually tested lexing w/ the different example cool <text:span text:style-name="T3">example </text:span>files to make sure the output was sensible.</text:p>
      <text:p text:style-name="P4"/>
      <text:p text:style-name="P4"/>
      <text:p text:style-name="P4"/>
      <text:p text:style-name="P4"/>
      <text:p text:style-name="P4"/>
      <text:p text:style-name="P4">Error recovery - 'process of adjusting input stream so that the parser can continue after unexpected input.'</text:p>
      <text:p text:style-name="P4">Different ways of adjusting the input stream include: deletign tokens, inserting tokens and substituting tokens.</text:p>
      <text:p text:style-name="P4"/>
      <text:p text:style-name="P4">Another way to improve could be to use global error repair, which aims to find tghe smallest set of insertions / deletions</text:p>
      <text:p text:style-name="P4">that would convert the string to a syntactically correct string. Such as the Burke-Fisher algorithm. A downside is that</text:p>
      <text:p text:style-name="P4">the runtime is more expensive: with a k token window it is O(k + 2kN), however the advantage is that it may be more accurate.</text:p>
      <text:p text:style-name="P4"/>
      <text:p text:style-name="P4">local recovery involves adjusting the input where the error was detected and after. Global involves adjusting the input from before the point where</text:p>
      <text:p text:style-name="P4">the error was discovered.</text:p>
      <text:p text:style-name="P4"/>
      <text:p text:style-name="P4"/>
      <text:p text:style-name="P4">Did panic-mode recovery, using both first and follow sets. (w/ different behaviour).</text:p>
      <text:p text:style-name="P4">if the token doesn't belong to any of the first+ sets of a nonterminal, discard token until it does. and then proceeed to process the nonterminal as normal (storing the error msg). OR discard token until it matches one of the terminals in FOLLOW(nonterminal). This second method probably skips more than the first method. But it may be more reliable, meaningful. I used a combination of both.</text:p>
      <text:p text:style-name="P4"/>
      <text:p text:style-name="P11">An improvement may be to when matching a terminal, if it fails, discard until you get the next symbol in the prod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06:53:16.714785028</meta:creation-date>
    <dc:date>2017-11-06T08:02:49.441762291</dc:date>
    <meta:editing-duration>PT1H9M29S</meta:editing-duration>
    <meta:editing-cycles>7</meta:editing-cycles>
    <meta:generator>LibreOffice/5.0.6.2$Linux_X86_64 LibreOffice_project/00$Build-2</meta:generator>
    <meta:document-statistic meta:table-count="0" meta:image-count="0" meta:object-count="0" meta:page-count="3" meta:paragraph-count="67" meta:word-count="1312" meta:character-count="7837" meta:non-whitespace-character-count="6562"/>
  </office:meta>
</office:document-meta>
</file>